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4">
      <style:text-properties officeooo:rsid="000ffd9e" officeooo:paragraph-rsid="000ffd9e"/>
    </style:style>
    <style:style style:name="P2" style:family="paragraph" style:parent-style-name="Standard" style:list-style-name="L1">
      <style:text-properties officeooo:rsid="001262a0" officeooo:paragraph-rsid="001262a0"/>
    </style:style>
    <style:style style:name="P3" style:family="paragraph" style:parent-style-name="Standard" style:list-style-name="L4">
      <style:text-properties officeooo:rsid="001262a0" officeooo:paragraph-rsid="001262a0"/>
    </style:style>
    <style:style style:name="P4" style:family="paragraph" style:parent-style-name="Standard" style:list-style-name="L2">
      <style:text-properties officeooo:paragraph-rsid="000ffd9e"/>
    </style:style>
    <style:style style:name="P5" style:family="paragraph" style:parent-style-name="Standard" style:list-style-name="L1">
      <style:text-properties officeooo:paragraph-rsid="001262a0"/>
    </style:style>
    <style:style style:name="P6" style:family="paragraph" style:parent-style-name="Standard" style:list-style-name="L2">
      <style:text-properties officeooo:rsid="00144d9f" officeooo:paragraph-rsid="00144d9f"/>
    </style:style>
    <style:style style:name="P7" style:family="paragraph" style:parent-style-name="Standard" style:list-style-name="L4">
      <style:text-properties officeooo:rsid="00144d9f" officeooo:paragraph-rsid="00144d9f"/>
    </style:style>
    <style:style style:name="P8" style:family="paragraph" style:parent-style-name="Standard" style:list-style-name="L4">
      <style:text-properties officeooo:rsid="0014548e" officeooo:paragraph-rsid="0014548e"/>
    </style:style>
    <style:style style:name="T1" style:family="text">
      <style:text-properties officeooo:rsid="001262a0"/>
    </style:style>
    <style:style style:name="T2" style:family="text">
      <style:text-properties officeooo:rsid="000ffd9e"/>
    </style:style>
    <style:style style:name="T3" style:family="text">
      <style:text-properties officeooo:rsid="00144d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56685394526160270" text:style-name="L2">
        <text:list-item>
          <text:p text:style-name="P6">input</text:p>
          <text:list>
            <text:list-item>
              <text:p text:style-name="P4"><text:span text:style-name="T2">String postText</text:span></text:p>
            </text:list-item>
          </text:list>
        </text:list-item>
      </text:list>
      <text:list xml:id="list3532906878121492299" text:style-name="L1">
        <text:list-item>
          <text:list>
            <text:list-item>
              <text:p text:style-name="P5"><text:span text:style-name="T1">onchange</text:span></text:p>
              <text:list>
                <text:list-item>
                  <text:p text:style-name="P2">v – update <text:span text:style-name="T3">postStatusText</text:span></text:p>
                </text:list-item>
              </text:list>
            </text:list-item>
          </text:list>
        </text:list-item>
      </text:list>
      <text:list xml:id="list5377680641081696492" text:style-name="L4">
        <text:list-item>
          <text:list>
            <text:list-item>
              <text:p text:style-name="P1">String postTitle</text:p>
              <text:list>
                <text:list-item>
                  <text:p text:style-name="P3">onchange</text:p>
                  <text:list>
                    <text:list-item>
                      <text:p text:style-name="P3">v – update <text:span text:style-name="T3">postStatusTitle</text:span></text:p>
                    </text:list-item>
                  </text:list>
                </text:list-item>
              </text:list>
            </text:list-item>
            <text:list-item>
              <text:p text:style-name="P1">String[] postTags </text:p>
              <text:list>
                <text:list-item>
                  <text:p text:style-name="P7">onchange</text:p>
                  <text:list>
                    <text:list-item>
                      <text:p text:style-name="P7">v - update postStatusTags</text:p>
                    </text:list-item>
                  </text:list>
                </text:list-item>
              </text:list>
            </text:list-item>
            <text:list-item>
              <text:p text:style-name="P1">File[] postFiles</text:p>
              <text:list>
                <text:list-item>
                  <text:p text:style-name="P7">onchange</text:p>
                  <text:list>
                    <text:list-item>
                      <text:p text:style-name="P7">v – update postSTatusFiles</text:p>
                    </text:list-item>
                  </text:list>
                </text:list-item>
              </text:list>
            </text:list-item>
            <text:list-item>
              <text:p text:style-name="P1">bool anon</text:p>
              <text:list>
                <text:list-item>
                  <text:p text:style-name="P7">onDocumentLoad</text:p>
                  <text:list>
                    <text:list-item>
                      <text:p text:style-name="P7">v – update postStatusUser and update anon checkbox</text:p>
                    </text:list-item>
                  </text:list>
                </text:list-item>
                <text:list-item>
                  <text:p text:style-name="P7">onchange </text:p>
                  <text:list>
                    <text:list-item>
                      <text:p text:style-name="P7">v – update postStatusUser</text:p>
                    </text:list-item>
                  </text:list>
                </text:list-item>
              </text:list>
            </text:list-item>
            <text:list-item>
              <text:p text:style-name="P1">Button <text:span text:style-name="T1">submitPost</text:span></text:p>
              <text:list>
                <text:list-item>
                  <text:p text:style-name="P8">onsubmit</text:p>
                  <text:list>
                    <text:list-item>
                      <text:p text:style-name="P8">m – makePost</text:p>
                    </text:list-item>
                    <text:list-item>
                      <text:p text:style-name="P8">v – update postStatus</text:p>
                    </text:list-item>
                    <text:list-item>
                      <text:p text:style-name="P8"/>
                    </text:list-item>
                  </text:list>
                </text:list-item>
              </text:list>
            </text:list-item>
          </text:list>
        </text:list-item>
        <text:list-item>
          <text:p text:style-name="P7">output</text:p>
          <text:list>
            <text:list-item>
              <text:p text:style-name="P7">postStatusText</text:p>
            </text:list-item>
            <text:list-item>
              <text:p text:style-name="P7">postStatusTitle</text:p>
            </text:list-item>
            <text:list-item>
              <text:p text:style-name="P7">postStatusTags</text:p>
            </text:list-item>
            <text:list-item>
              <text:p text:style-name="P7">postStatusFiles</text:p>
            </text:list-item>
            <text:list-item>
              <text:p text:style-name="P7">postStatusUser</text:p>
            </text:list-item>
            <text:list-item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0:40:20.088795926</meta:creation-date>
    <dc:date>2016-07-04T14:39:59.865034502</dc:date>
    <meta:editing-duration>PT26M5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30" meta:word-count="84" meta:character-count="477" meta:non-whitespace-character-count="442"/>
  </office:meta>
</office:document-meta>
</file>